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cb24" officeooo:paragraph-rsid="0001cb24"/>
    </style:style>
    <style:style style:name="P3" style:family="paragraph" style:parent-style-name="Standard">
      <style:paragraph-properties fo:text-align="start" style:justify-single-word="false"/>
      <style:text-properties officeooo:rsid="0001cb24" officeooo:paragraph-rsid="0001cb24"/>
    </style:style>
    <style:style style:name="P4" style:family="paragraph" style:parent-style-name="Standard">
      <style:paragraph-properties fo:text-align="justify" style:justify-single-word="false"/>
      <style:text-properties officeooo:rsid="0001cb24" officeooo:paragraph-rsid="0001cb24"/>
    </style:style>
    <style:style style:name="P5" style:family="paragraph" style:parent-style-name="Standard">
      <style:paragraph-properties fo:text-align="justify" style:justify-single-word="false"/>
      <style:text-properties officeooo:rsid="0001cb24" officeooo:paragraph-rsid="0003a227"/>
    </style:style>
    <style:style style:name="P6" style:family="paragraph" style:parent-style-name="Standard">
      <style:paragraph-properties fo:text-align="justify" style:justify-single-word="false"/>
      <style:text-properties officeooo:rsid="0003a227" officeooo:paragraph-rsid="0003a227"/>
    </style:style>
    <style:style style:name="T1" style:family="text">
      <style:text-properties officeooo:rsid="0003a227"/>
    </style:style>
    <style:style style:name="T2" style:family="text">
      <style:text-properties officeooo:rsid="0003c967"/>
    </style:style>
    <style:style style:name="T3" style:family="text">
      <style:text-properties officeooo:rsid="00083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ED1 - Trabalho Prático 1</text:p>
      <text:p text:style-name="P2">Problema da Mochila</text:p>
      <text:p text:style-name="P2">Ramon Griffo Costa</text:p>
      <text:p text:style-name="P2">201622040112</text:p>
      <text:p text:style-name="P3"/>
      <text:p text:style-name="P4"/>
      <text:p text:style-name="P4">Para resolver o problema da mochila, implementei primeiramente o algoritmo guloso, calculei o valor da razão do valor pelo peso de cada item e usei o algoritmo de ordenação por seleção para ordenar os itens em ordem crescente de custo benefício, dessa forma eu pude pegar os últimos itens do vetor, que tinham o maior custo benefício e colocá-los na mochila até que o peso não suportasse mais, como a parte com maior complexidade desse algoritmo foi a ordenação por seleção, a ordem de complexidade dele é O(n²), que é a ordem de complexidade para qualquer caso do algoritmo de seleção. <text:span text:style-name="T3">Como o algoritmo guloso não cobre todas as instâncias ele não chega a uma solução ótima</text:span>.</text:p>
      <text:p text:style-name="P5">Os arquivos de entrada foram gerados dentro dos padrões pedidos usando o gerador_de_entradas.c implementado pelo Bruno Damacena, também aluno de LAED, disponibilizado em seu github*, gerei 8 entradas diferentes com tamanhos de mochila e números de produtos variados.</text:p>
      <text:p text:style-name="P4">O arquivo de saída gerado é bem claro, ele tem descrições dos itens colocados na mochila, com o número, peso e valor do item, e no final ele diz o peso total colocado e o valor total arrecadado.</text:p>
      <text:p text:style-name="P4">Para fazer o algoritmo de tentativa e erro eu pensei numa solução backtracking, onde ele colocaria itens na mochila até não caber mais, e para cada item colocado ele salvaria a combinação atual e verificaria se ela é a com maior valor até o momento, se ela for, ele salva num vetor melhor combinação e salva num inteiro o valor da maior combinação, e quando não coubesse mais nada na mochila ele removeria o último item e tentaria outro, repetidamente até não ter mais itens, e retiraria o anterior, e faria isso até cobrir todas as possibilidades, <text:span text:style-name="T2">tal algoritmo tem ordem de complexidade exponencial, por sempre testar as instâncias existentes, e pelo mesmo motivo ele sempre chega a uma solução ótima</text:span>.</text:p>
      <text:p text:style-name="P6">Inicialmente tentei implementar o backtracking usando lastros de repetição, e tentei várias coisas antes de perceber que seria bem mais simples fazer por recursão.</text:p>
      <text:p text:style-name="P4"/>
      <text:p text:style-name="P4"/>
      <text:p text:style-name="P5">*<text:span text:style-name="T1">https://github.com/BrunoDamacena/OProblemaDaMochila/tree/master/gerador_de_entr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00:44.694436515</meta:creation-date>
    <dc:date>2017-09-14T21:35:49.913469761</dc:date>
    <meta:editing-duration>PT20M34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1" meta:paragraph-count="10" meta:word-count="353" meta:character-count="2159" meta:non-whitespace-character-count="1818"/>
  </office:meta>
</office:document-meta>
</file>